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f77f" officeooo:paragraph-rsid="001df7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</text:p>
      <text:p text:style-name="P1">Airport Director</text:p>
      <text:p text:style-name="P1">Coimbatore International Airport</text:p>
      <text:p text:style-name="P1">Airports Authority of India</text:p>
      <text:p text:style-name="P1"/>
      <text:p text:style-name="P1">Subject: Authorization letter for Lost and Found Item<text:tab/><text:tab/>Date:{Enter Today’s Date}</text:p>
      <text:p text:style-name="P1"/>
      <text:p text:style-name="P1">Sir/Madam,</text:p>
      <text:p text:style-name="P1"><text:tab/><text:tab/>I {Your Name} travelled from Coimbatore International Airport on {Enter Your Travel Date} in {Enter your Flight}. </text:p>
      <text:p text:style-name="P1"/>
      <text:p text:style-name="P1"><text:tab/><text:tab/>While traveling, I forgot to collect my {Description of Item} from {Area where you left your item}.</text:p>
      <text:p text:style-name="P1"><text:tab/></text:p>
      <text:p text:style-name="P1"><text:tab/>In order to collect my belongings on my behalf, I authorize Mr./Ms. {Name of Person} to collect my belongings on my behalf.</text:p>
      <text:p text:style-name="P1"/>
      <text:p text:style-name="P1">Thanks &amp; Regards,</text:p>
      <text:p text:style-name="P1"/>
      <text:p text:style-name="P1"/>
      <text:p text:style-name="P1">Signature-</text:p>
      <text:p text:style-name="P1"/>
      <text:p text:style-name="P1">Name-</text:p>
      <text:p text:style-name="P1"/>
      <text:p text:style-name="P1">Phone No.-</text:p>
      <text:p text:style-name="P1"/>
      <text:p text:style-name="P1">Address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02:12:41.812000000</meta:creation-date>
    <dc:date>2023-05-28T02:18:58.466000000</dc:date>
    <meta:editing-duration>PT6M18S</meta:editing-duration>
    <meta:editing-cycles>1</meta:editing-cycles>
    <meta:document-statistic meta:table-count="0" meta:image-count="0" meta:object-count="0" meta:page-count="1" meta:paragraph-count="15" meta:word-count="86" meta:character-count="559" meta:non-whitespace-character-count="479"/>
    <meta:generator>LibreOffice/7.5.1.2$Windows_X86_64 LibreOffice_project/fcbaee479e84c6cd81291587d2ee68cba099e129</meta:generator>
  </office:meta>
</office:document-meta>
</file>